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notationsTest.shouldLookForAnnotatedMocksInSuper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ase.getBaseM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sTest.shouldInitMoc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uperBase.getSuperBaseM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sTest.shouldScreamWhenInitializingMocksForNullCla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nnotations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sTest.shouldInitMocksWithGivenSett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ub.getM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